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5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6.943cm"/>
    </style:style>
    <style:style style:name="co5" style:family="table-column">
      <style:table-column-properties fo:break-before="auto" style:column-width="3.45cm"/>
    </style:style>
    <style:style style:name="co6" style:family="table-column">
      <style:table-column-properties fo:break-before="auto" style:column-width="9.483cm"/>
    </style:style>
    <style:style style:name="co7" style:family="table-column">
      <style:table-column-properties fo:break-before="auto" style:column-width="9.6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5.376cm"/>
    </style:style>
    <style:style style:name="co10" style:family="table-column">
      <style:table-column-properties fo:break-before="auto" style:column-width="7.895cm"/>
    </style:style>
    <style:style style:name="co11" style:family="table-column">
      <style:table-column-properties fo:break-before="auto" style:column-width="19.06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7.844cm"/>
    </style:style>
    <style:style style:name="co16" style:family="table-column">
      <style:table-column-properties fo:break-before="auto" style:column-width="1.806cm"/>
    </style:style>
    <style:style style:name="co17" style:family="table-column">
      <style:table-column-properties fo:break-before="auto" style:column-width="3.246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  <style:text-properties style:font-name="Liberation Serif1" style:font-name-asian="Liberation Serif1" style:font-name-complex="Liberation Serif1"/>
    </style:style>
    <style:style style:name="ce8" style:family="table-cell" style:parent-style-name="Default">
      <style:text-properties style:font-name="Liberation Serif" style:font-name-asian="DejaVu Sans" style:font-name-complex="Noto Sans Arabic UI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Lign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/amuhome/a23005604/Bureau/archi/Api_User_Produit/src/main/java/fr/univamu/iut/api_user_produit</text:p>
          </table:table-cell>
          <table:table-cell office:value-type="float" office:value="318" calcext:value-type="float">
            <text:p>3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 Commentaire ) </text:p>
          </table:table-cell>
          <table:table-cell office:value-type="float" office:value="37" calcext:value-type="float">
            <text:p>37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ongueur du programme (N)</text:p>
          </table:table-cell>
          <table:table-cell office:value-type="string" calcext:value-type="string">
            <text:p>Vocabulaire (n)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B2]+[.D2]" office:value-type="float" office:value="65" calcext:value-type="float">
            <text:p>65</text:p>
          </table:table-cell>
          <table:table-cell table:formula="of:=[.A2]+[.C2]" office:value-type="float" office:value="24" calcext:value-type="float">
            <text:p>24</text:p>
          </table:table-cell>
          <table:table-cell table:formula="of:=[.E2]*LOG([.F2])" office:value-type="float" office:value="89.7137307112544" calcext:value-type="float">
            <text:p>89,7137307112544</text:p>
          </table:table-cell>
          <table:table-cell table:formula="of:=([.A2]/2)*([.D2]/[.C2])" office:value-type="float" office:value="29" calcext:value-type="float">
            <text:p>29</text:p>
          </table:table-cell>
          <table:table-cell table:formula="of:=[.H2]*[.G2]" office:value-type="float" office:value="2601.69819062638" calcext:value-type="float">
            <text:p>2601,69819062638</text:p>
          </table:table-cell>
          <table:table-cell/>
          <table:table-cell office:value-type="string" calcext:value-type="string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6" calcext:value-type="float">
            <text:p>86</text:p>
          </table:table-cell>
          <table:table-cell table:formula="of:=[.A3]+[.C3]" office:value-type="float" office:value="26" calcext:value-type="float">
            <text:p>26</text:p>
          </table:table-cell>
          <table:table-cell table:formula="of:=[.E3]*LOG(ABS([.F3]);2)" office:value-type="float" office:value="404.237815760134" calcext:value-type="float">
            <text:p>404,237815760134</text:p>
          </table:table-cell>
          <table:table-cell table:formula="of:=([.A3]/2)*([.D3]/[.C3])" office:value-type="float" office:value="19.2857142857143" calcext:value-type="float">
            <text:p>19,2857142857143</text:p>
          </table:table-cell>
          <table:table-cell table:formula="of:=[.H3]*[.G3]" office:value-type="float" office:value="7796.01501823115" calcext:value-type="float">
            <text:p>7796,01501823115</text:p>
          </table:table-cell>
          <table:table-cell/>
          <table:table-cell office:value-type="string" calcext:value-type="string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3"/>
          <table:table-cell table:number-columns-repeated="16377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A2]-[.B2]+2*[.C2]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3]-[.B3]+2*[.C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4]-[.B4]+2*[.C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5]-[.B5]+2*[.C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6]-[.B6]+2*[.C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7]-[.B7]+2*[.C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8]-[.B8]+2*[.C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9]-[.B9]+2*[.C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0]-[.B10]+2*[.C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1]-[.B11]+2*[.C1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2]-[.B12]+2*[.C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3]-[.B13]+2*[.C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4]-[.B14]+2*[.C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5]-[.B15]+2*[.C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6]-[.B16]+2*[.C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A17]-[.B17]+2*[.C17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/>
          <table:table-cell office:value-type="string" calcext:value-type="string">
            <text:p>Poids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office:value-type="string" calcext:value-type="string">
            <text:p>Scor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[.E3]+[.C3]*[.F3]+[.D3]*[.G3]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[.E4]+[.C4]*[.F4]+[.D4]*[.G4]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5]*[.E5]+[.C5]*[.F5]+[.D5]*[.G5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*[.E6]+[.C6]*[.F6]+[.D6]*[.G6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7]*[.E7]+[.C7]*[.F7]+[.D7]*[.G7]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 UFC</text:p>
          </table:table-cell>
          <table:table-cell table:number-columns-repeated="6"/>
          <table:table-cell table:formula="of:=[.H3]+[.H4]+[.H5]+[.H6]+[.H7]" office:value-type="float" office:value="7" calcext:value-type="float">
            <text:p>7</text:p>
          </table:table-cell>
          <table:table-cell table:number-columns-repeated="16376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CO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qsort0 (Commentaire) </text:p>
          </table:table-cell>
          <table:table-cell office:value-type="float" office:value="18" calcext:value-type="float">
            <text:p>18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</text:p>
          </table:table-cell>
          <table:table-cell table:number-columns-repeated="16379"/>
        </table:table-row>
        <table:table-row table:style-name="ro1">
          <table:table-cell table:formula="of:=[Halstead.G3]" office:value-type="float" office:value="404.237815760134" calcext:value-type="float">
            <text:p>404,237815760134</text:p>
          </table:table-cell>
          <table:table-cell table:formula="of:=[CC.D2]" office:value-type="float" office:value="6" calcext:value-type="float">
            <text:p>6</text:p>
          </table:table-cell>
          <table:table-cell table:formula="of:=[LOC.B4]" office:value-type="float" office:value="37" calcext:value-type="float">
            <text:p>37</text:p>
          </table:table-cell>
          <table:table-cell table:formula="of:=[COM.B3]" office:value-type="float" office:value="18" calcext:value-type="float">
            <text:p>18</text:p>
          </table:table-cell>
          <table:table-cell table:formula="of:=MAX(0;(171 - 5.2*LN([.A2]) - 0.23*[.B2] - 16.2*LN([.C2]) + 50*SIN(SQRT(2.4*[.D2])))*(100/171))" office:value-type="float" office:value="55.0793364230757" calcext:value-type="float">
            <text:p>55,0793364230757</text:p>
          </table:table-cell>
          <table:table-cell table:number-columns-repeated="16379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mpreinte carbonne" table:style-name="ta2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Empreinte carbone (C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Nm (internet)</text:p>
          </table:table-cell>
          <table:table-cell office:value-type="string" calcext:value-type="string">
            <text:p>PM(internet)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Ci</text:p>
          </table:table-cell>
          <table:table-cell office:value-type="string" calcext:value-type="string">
            <text:p>Psf (facteur echelle)</text:p>
          </table:table-cell>
        </table:table-row>
        <table:table-row table:style-name="ro3">
          <table:table-cell table:formula="of:=[.B2]*([.C2]*[.D2]*[.E2]+[.F2]*[.G2])*[.H2]*[.I2]*0.001*[.J2]" office:value-type="float" office:value="53462.98755" calcext:value-type="float">
            <text:p>53462,9875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formula="of:=[.B3]*([.C3]*[.D3]*[.E3]+[.F3]*[.G3])*[.H3]*[.I3]*0.001*[.J3]" office:value-type="float" office:value="588092.86305" calcext:value-type="float">
            <text:p>588092,86305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table:formula="of:=130/12" office:value-type="float" office:value="10.8333333333333" calcext:value-type="float">
            <text:p>10,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formula="of:=[.B4]*([.C4]*[.D4]*[.E4]+[.F4]*[.G4])*[.H4]*[.I4]*0.001*[.J4]" office:value-type="float" office:value="75515439.086" calcext:value-type="float">
            <text:p>75515439,086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office:value-type="float" office:value="32" calcext:value-type="float">
            <text:p>32</text:p>
          </table:table-cell>
          <table:table-cell office:value-type="float" office:value="0.3725" calcext:value-type="float">
            <text:p>0,3725</text:p>
          </table:table-cell>
          <table:table-cell table:style-name="ce7" office:value-type="float" office:value="1.67" calcext:value-type="float">
            <text:p>1,67</text:p>
          </table:table-cell>
          <table:table-cell table:style-name="ce7"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style-name="ce8" office:value-type="string" calcext:value-type="string">
            <text:p>on divise par 25000 A3 pour savoir que l’on tient environ 23,523714522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 table:number-rows-repeated="4">
          <table:table-cell table:style-name="ce5"/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Temps en heure =&gt; 3semaines = 504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temps d’exécution : t (h)</text:p>
            <text:p>nombre de cœurs de calcul (CPU ou GPU) : nc</text:p>
            <text:p>temps de traitement CPU-GPU, i.e., facteur d’utilisation d’un cœur : uc ∈ [0 . . . 1]</text:p>
            <text:p>puissance consommée par un cœur de calcul : Pc (Watts)</text:p>
            <text:p>taille de la mémoire disponible : nm (Go)</text:p>
            <text:p>puissance consommée par la mémoire : Pm (W)</text:p>
            <text:p>coefficient d’efficacité du datacenter : PUE 1,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t × ((nc × Pc × uc ) + (nm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t × (nc × Pc × uc + nm × Pm)× PUE × CI ×0, 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mpreinte carbone = Ci*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(E = 504 × ((12 × Pc × uc ) + (10 × Pm))× PUE ×0.00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 = 504 × (12 × Pc × uc + 10 × Pm)× PUE × CI ×0, 001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UE = 1, 6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ntensité carbone : CI= 475g éqCO2kWh−1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 office:value-type="string" calcext:value-type="string">
            <text:p><text:span text:style-name="T1">Pc​=Puissance Totale (TDP)/</text:span>Nombre de cœurs (nc​)/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Pc​=130 Watts​/12 coeurs =&gt; Pc​≈10,83 Watts</text:p>
          </table:table-cell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  <table:table-row table:style-name="ro3">
          <table:table-cell table:style-name="ce6"/>
          <table:table-cell table:number-columns-repeated="9"/>
        </table:table-row>
        <table:table-row table:style-name="ro3">
          <table:table-cell table:style-name="ce5"/>
          <table:table-cell table:number-columns-repeated="9"/>
        </table:table-row>
      </table:table>
      <table:table table:name="Sheet8" table:style-name="ta2">
        <table:table-column table:style-name="co15" table:default-cell-style-name="ce5"/>
        <table:table-row table:style-name="ro3" table:number-rows-repeated="2">
          <table:table-cell table:style-name="ce6"/>
        </table:table-row>
        <table:table-row table:style-name="ro3" table:number-rows-repeated="3">
          <table:table-cell/>
        </table:table-row>
        <table:table-row table:style-name="ro3">
          <table:table-cell table:style-name="ce6"/>
        </table:table-row>
        <table:table-row table:style-name="ro3">
          <table:table-cell/>
        </table:table-row>
        <table:table-row table:style-name="ro3">
          <table:table-cell table:style-name="ce6"/>
        </table:table-row>
        <table:table-row table:style-name="ro3">
          <table:table-cell/>
        </table:table-row>
      </table:table>
      <table:table table:name="Quantile" table:style-name="ta2"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EcoIndex</text:p>
          </table:table-cell>
          <table:table-cell office:value-type="string" calcext:value-type="string">
            <text:p>Quantil (DOM) </text:p>
          </table:table-cell>
          <table:table-cell office:value-type="string" calcext:value-type="string">
            <text:p>Quantile (HTTP) </text:p>
          </table:table-cell>
          <table:table-cell office:value-type="string" calcext:value-type="string">
            <text:p>Quantile (Ko) </text:p>
          </table:table-cell>
        </table:table-row>
        <table:table-row table:style-name="ro3">
          <table:table-cell table:formula="of:=100-5*((3*[.B2]+2*[.C2]+[.D2])/6)" office:value-type="float" office:value="88.0545" calcext:value-type="float">
            <text:p>88,0545</text:p>
          </table:table-cell>
          <table:table-cell office:value-type="float" office:value="3.6216" calcext:value-type="float">
            <text:p>3,6216</text:p>
          </table:table-cell>
          <table:table-cell office:value-type="float" office:value="1.1195" calcext:value-type="float">
            <text:p>1,1195</text:p>
          </table:table-cell>
          <table:table-cell office:value-type="float" office:value="1.2308" calcext:value-type="float">
            <text:p>1,2308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5"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5:07:04.528607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9:29:22Z</meta:creation-date>
    <dc:date>2025-12-02T16:14:45.429172319</dc:date>
    <meta:editing-cycles>12</meta:editing-cycles>
    <meta:editing-duration>PT1H41M50S</meta:editing-duration>
    <meta:document-statistic meta:table-count="9" meta:cell-count="192" meta:object-count="0"/>
  </office:meta>
</office:document-meta>
</file>